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7e1" officeooo:paragraph-rsid="0019e7e1"/>
    </style:style>
    <style:style style:name="P2" style:family="paragraph" style:parent-style-name="Standard">
      <style:text-properties officeooo:rsid="0019e7e1" officeooo:paragraph-rsid="003b052b"/>
    </style:style>
    <style:style style:name="P3" style:family="paragraph" style:parent-style-name="Standard">
      <style:text-properties style:text-position="0% 100%" fo:font-size="14pt" fo:font-weight="bold" officeooo:rsid="0019e7e1" officeooo:paragraph-rsid="0019e7e1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position="0% 100%" fo:font-size="14pt" fo:font-weight="bold" officeooo:rsid="001b62c9" officeooo:paragraph-rsid="001b62c9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position="0% 100%" fo:font-size="12pt" fo:font-weight="normal" officeooo:rsid="001b62c9" officeooo:paragraph-rsid="001b62c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position="0% 100%" fo:font-size="12pt" fo:font-weight="normal" officeooo:rsid="0019e7e1" officeooo:paragraph-rsid="0019e7e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position="0% 100%" fo:font-size="12pt" fo:font-weight="normal" officeooo:rsid="0019e7e1" officeooo:paragraph-rsid="0019e7e1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text-position="0% 100%" fo:font-size="12pt" fo:font-weight="normal" officeooo:rsid="00215636" officeooo:paragraph-rsid="00215636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text-position="0% 100%" fo:font-size="13pt" fo:font-weight="normal" officeooo:rsid="0019e7e1" officeooo:paragraph-rsid="0019e7e1" style:font-size-asian="13pt" style:font-weight-asian="normal" style:font-size-complex="13pt" style:font-weight-complex="normal"/>
    </style:style>
    <style:style style:name="P10" style:family="paragraph" style:parent-style-name="Standard">
      <style:text-properties fo:color="#3465a4" officeooo:rsid="0019e7e1" officeooo:paragraph-rsid="0019e7e1"/>
    </style:style>
    <style:style style:name="P11" style:family="paragraph" style:parent-style-name="Standard">
      <style:text-properties fo:color="#3465a4" officeooo:rsid="00216796" officeooo:paragraph-rsid="00216796"/>
    </style:style>
    <style:style style:name="P12" style:family="paragraph" style:parent-style-name="Standard">
      <style:text-properties fo:color="#3465a4" officeooo:rsid="00298717" officeooo:paragraph-rsid="00298717" fo:background-color="transparent"/>
    </style:style>
    <style:style style:name="P13" style:family="paragraph" style:parent-style-name="Standard">
      <style:text-properties fo:color="#3465a4" officeooo:rsid="002b838d" officeooo:paragraph-rsid="002b838d" fo:background-color="transparent"/>
    </style:style>
    <style:style style:name="P14" style:family="paragraph" style:parent-style-name="Standard">
      <style:text-properties fo:color="#3465a4" officeooo:rsid="002cd955" officeooo:paragraph-rsid="002cd955" fo:background-color="transparent"/>
    </style:style>
    <style:style style:name="P15" style:family="paragraph" style:parent-style-name="Standard">
      <style:text-properties fo:color="#3465a4" officeooo:rsid="00380330" officeooo:paragraph-rsid="00380330" fo:background-color="transparent"/>
    </style:style>
    <style:style style:name="P16" style:family="paragraph" style:parent-style-name="Standard">
      <style:text-properties fo:color="#3465a4" officeooo:rsid="003a806a" officeooo:paragraph-rsid="003a806a" fo:background-color="transparent"/>
    </style:style>
    <style:style style:name="P17" style:family="paragraph" style:parent-style-name="Standard">
      <style:text-properties fo:color="#3465a4" officeooo:rsid="00243e28" officeooo:paragraph-rsid="0027d694" fo:background-color="transparent"/>
    </style:style>
    <style:style style:name="P18" style:family="paragraph" style:parent-style-name="Standard">
      <style:text-properties fo:color="#3465a4" officeooo:rsid="00243e28" officeooo:paragraph-rsid="003b052b" fo:background-color="transparent"/>
    </style:style>
    <style:style style:name="P19" style:family="paragraph" style:parent-style-name="Standard">
      <style:text-properties fo:color="#3465a4" officeooo:rsid="003c6ff2" officeooo:paragraph-rsid="003c6ff2" fo:background-color="transparent"/>
    </style:style>
    <style:style style:name="P20" style:family="paragraph" style:parent-style-name="Standard">
      <style:text-properties fo:color="#3465a4" style:font-name="DejaVu Sans Mono" fo:font-size="9pt" fo:font-style="normal" fo:font-weight="normal" officeooo:rsid="00298717" officeooo:paragraph-rsid="00298717" fo:background-color="transparent" style:font-size-asian="9pt" style:font-style-asian="normal" style:font-weight-asian="normal"/>
    </style:style>
    <style:style style:name="P21" style:family="paragraph" style:parent-style-name="Standard">
      <style:text-properties fo:color="#c9211e" style:text-position="0% 100%" fo:font-size="12pt" fo:font-weight="normal" officeooo:rsid="00215636" officeooo:paragraph-rsid="00215636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c9211e" officeooo:rsid="003e691b" officeooo:paragraph-rsid="003e691b"/>
    </style:style>
    <style:style style:name="P23" style:family="paragraph" style:parent-style-name="Standard">
      <style:text-properties fo:color="#000000" officeooo:rsid="00216796" officeooo:paragraph-rsid="00216796"/>
    </style:style>
    <style:style style:name="P24" style:family="paragraph" style:parent-style-name="Standard">
      <style:text-properties fo:color="#000000" fo:font-weight="bold" officeooo:rsid="00251481" officeooo:paragraph-rsid="0027d694" style:font-weight-asian="bold" style:font-weight-complex="bold"/>
    </style:style>
    <style:style style:name="P25" style:family="paragraph" style:parent-style-name="Standard">
      <style:text-properties fo:color="#000000" officeooo:rsid="0027d694" officeooo:paragraph-rsid="0027d694"/>
    </style:style>
    <style:style style:name="P26" style:family="paragraph" style:parent-style-name="Standard">
      <style:text-properties fo:color="#000000" officeooo:rsid="002cd955" officeooo:paragraph-rsid="002cd955" fo:background-color="transparent"/>
    </style:style>
    <style:style style:name="P27" style:family="paragraph" style:parent-style-name="Standard">
      <style:paragraph-properties>
        <style:tab-stops>
          <style:tab-stop style:position="0.794cm"/>
        </style:tab-stops>
      </style:paragraph-properties>
      <style:text-properties fo:color="#000000" officeooo:paragraph-rsid="0031f765"/>
    </style:style>
    <style:style style:name="P28" style:family="paragraph" style:parent-style-name="Standard">
      <style:text-properties fo:color="#5983b0" officeooo:rsid="00216796" officeooo:paragraph-rsid="00216796"/>
    </style:style>
    <style:style style:name="P29" style:family="paragraph" style:parent-style-name="Standard">
      <style:text-properties fo:color="#5983b0" officeooo:rsid="00251481" officeooo:paragraph-rsid="00251481"/>
    </style:style>
    <style:style style:name="P30" style:family="paragraph" style:parent-style-name="Standard">
      <style:text-properties fo:color="#5983b0" officeooo:rsid="00251481" officeooo:paragraph-rsid="0027d694"/>
    </style:style>
    <style:style style:name="P31" style:family="paragraph" style:parent-style-name="Standard">
      <style:text-properties style:use-window-font-color="true" officeooo:rsid="002263d5" officeooo:paragraph-rsid="002263d5"/>
    </style:style>
    <style:style style:name="P32" style:family="paragraph" style:parent-style-name="Standard">
      <style:text-properties style:use-window-font-color="true" officeooo:rsid="00243e28" officeooo:paragraph-rsid="00243e28" fo:background-color="#ffe994"/>
    </style:style>
    <style:style style:name="P33" style:family="paragraph" style:parent-style-name="Standard">
      <style:text-properties style:use-window-font-color="true" officeooo:rsid="0027d694" officeooo:paragraph-rsid="0027d694" fo:background-color="#ffe994"/>
    </style:style>
    <style:style style:name="P34" style:family="paragraph" style:parent-style-name="Standard">
      <style:text-properties style:use-window-font-color="true" officeooo:rsid="00243e28" officeooo:paragraph-rsid="00243e28" fo:background-color="transparent"/>
    </style:style>
    <style:style style:name="P35" style:family="paragraph" style:parent-style-name="Standard">
      <style:text-properties style:use-window-font-color="true" officeooo:rsid="00243e28" officeooo:paragraph-rsid="0027d694" fo:background-color="transparent"/>
    </style:style>
    <style:style style:name="P36" style:family="paragraph" style:parent-style-name="Standard">
      <style:text-properties style:use-window-font-color="true" officeooo:rsid="0028d7b5" officeooo:paragraph-rsid="0028d7b5" fo:background-color="transparent"/>
    </style:style>
    <style:style style:name="P37" style:family="paragraph" style:parent-style-name="Standard">
      <style:text-properties style:use-window-font-color="true" officeooo:rsid="00298717" officeooo:paragraph-rsid="00298717" fo:background-color="transparent"/>
    </style:style>
    <style:style style:name="P38" style:family="paragraph" style:parent-style-name="Standard">
      <style:text-properties style:use-window-font-color="true" officeooo:rsid="002b838d" officeooo:paragraph-rsid="002b838d" fo:background-color="transparent"/>
    </style:style>
    <style:style style:name="P39" style:family="paragraph" style:parent-style-name="Standard">
      <style:text-properties style:use-window-font-color="true" officeooo:rsid="0031f765" officeooo:paragraph-rsid="0031f765" fo:background-color="transparent"/>
    </style:style>
    <style:style style:name="P40" style:family="paragraph" style:parent-style-name="Standard">
      <style:text-properties style:use-window-font-color="true" officeooo:rsid="003a806a" officeooo:paragraph-rsid="003a806a" fo:background-color="transparent"/>
    </style:style>
    <style:style style:name="P41" style:family="paragraph" style:parent-style-name="Standard">
      <style:text-properties style:use-window-font-color="true" fo:font-weight="bold" officeooo:rsid="0027d694" officeooo:paragraph-rsid="0027d694" fo:background-color="transparent" style:font-weight-asian="bold" style:font-weight-complex="bold"/>
    </style:style>
    <style:style style:name="P42" style:family="paragraph" style:parent-style-name="Standard">
      <style:text-properties fo:color="#f10d0c" fo:font-style="normal" officeooo:rsid="002263d5" officeooo:paragraph-rsid="002263d5" fo:background-color="transparent" style:font-style-asian="normal" style:font-style-complex="normal"/>
    </style:style>
    <style:style style:name="P43" style:family="paragraph" style:parent-style-name="Standard">
      <style:text-properties fo:color="#f10d0c" fo:font-style="normal" officeooo:rsid="002263d5" officeooo:paragraph-rsid="0027d694" fo:background-color="transparent" style:font-style-asian="normal" style:font-style-complex="normal"/>
    </style:style>
    <style:style style:name="P44" style:family="paragraph" style:parent-style-name="Standard">
      <style:text-properties fo:color="#f10d0c" officeooo:rsid="002b838d" officeooo:paragraph-rsid="002b838d" fo:background-color="transparent"/>
    </style:style>
    <style:style style:name="P45" style:family="paragraph" style:parent-style-name="Standard">
      <style:text-properties fo:color="#f10d0c" style:font-name="DejaVu Sans Mono" fo:font-size="9pt" fo:font-style="normal" fo:font-weight="normal" officeooo:rsid="00243e28" officeooo:paragraph-rsid="0027f74a" fo:background-color="transparent" style:font-size-asian="9pt" style:font-style-asian="normal" style:font-weight-asian="normal"/>
    </style:style>
    <style:style style:name="P46" style:family="paragraph" style:parent-style-name="Standard">
      <style:text-properties fo:color="#f10d0c" style:font-name="DejaVu Sans Mono" fo:font-size="9pt" fo:font-style="normal" fo:font-weight="normal" officeooo:rsid="00243e28" officeooo:paragraph-rsid="0027d694" fo:background-color="transparent" style:font-size-asian="9pt" style:font-style-asian="normal" style:font-weight-asian="normal"/>
    </style:style>
    <style:style style:name="P47" style:family="paragraph" style:parent-style-name="Standard">
      <style:text-properties fo:color="#f10d0c" style:font-name="DejaVu Sans Mono" fo:font-size="9pt" fo:font-style="normal" fo:font-weight="normal" officeooo:rsid="00251481" officeooo:paragraph-rsid="00251481" style:font-size-asian="9pt" style:font-style-asian="normal" style:font-weight-asian="normal"/>
    </style:style>
    <style:style style:name="P48" style:family="paragraph" style:parent-style-name="Standard">
      <style:text-properties fo:color="#a9b7c6" style:font-name="DejaVu Sans Mono" fo:font-size="9pt" fo:font-style="italic" fo:font-weight="normal" officeooo:rsid="002263d5" officeooo:paragraph-rsid="002263d5" fo:background-color="#41190d" style:font-size-asian="9pt" style:font-style-asian="italic" style:font-weight-asian="normal" style:font-style-complex="italic"/>
    </style:style>
    <style:style style:name="P49" style:family="paragraph" style:parent-style-name="Standard">
      <style:text-properties fo:color="#666666" style:text-position="0% 100%" fo:font-size="14pt" fo:font-weight="bold" officeooo:rsid="001b62c9" officeooo:paragraph-rsid="001b62c9" style:font-size-asian="14pt" style:font-weight-asian="bold" style:font-size-complex="14pt" style:font-weight-complex="bold"/>
    </style:style>
    <style:style style:name="P50" style:family="paragraph" style:parent-style-name="Standard">
      <style:text-properties fo:color="#666666" style:text-position="0% 100%" fo:font-size="12pt" fo:font-weight="normal" officeooo:rsid="00301935" officeooo:paragraph-rsid="00301935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666666" officeooo:rsid="0031f765" officeooo:paragraph-rsid="0031f765" fo:background-color="transparent"/>
    </style:style>
    <style:style style:name="P52" style:family="paragraph" style:parent-style-name="Standard">
      <style:text-properties fo:color="#666666" officeooo:rsid="0031f765" officeooo:paragraph-rsid="0033d483" fo:background-color="transparent"/>
    </style:style>
    <style:style style:name="P53" style:family="paragraph" style:parent-style-name="Standard">
      <style:text-properties fo:color="#666666" officeooo:rsid="0031f765" officeooo:paragraph-rsid="003926bb" fo:background-color="transparent"/>
    </style:style>
    <style:style style:name="P54" style:family="paragraph" style:parent-style-name="Standard">
      <style:text-properties officeooo:paragraph-rsid="0031f765"/>
    </style:style>
    <style:style style:name="P55" style:family="paragraph" style:parent-style-name="Standard">
      <style:text-properties officeooo:rsid="003c6ff2" officeooo:paragraph-rsid="003c6ff2"/>
    </style:style>
    <style:style style:name="P56" style:family="paragraph" style:parent-style-name="Standard">
      <style:text-properties officeooo:rsid="003d0697" officeooo:paragraph-rsid="003d0697"/>
    </style:style>
    <style:style style:name="P57" style:family="paragraph" style:parent-style-name="Standard">
      <style:text-properties officeooo:rsid="003e691b" officeooo:paragraph-rsid="003e691b"/>
    </style:style>
    <style:style style:name="P58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style:use-window-font-color="true" officeooo:rsid="0027d694" officeooo:paragraph-rsid="0027d694" fo:background-color="#ffe994"/>
    </style:style>
    <style:style style:name="P59" style:family="paragraph" style:parent-style-name="Standard">
      <style:text-properties fo:color="#3465a4" style:font-name="DejaVu Sans Mono" fo:font-size="9pt" fo:font-style="normal" fo:font-weight="bold" officeooo:rsid="00298717" officeooo:paragraph-rsid="00298717" fo:background-color="transparent" style:font-size-asian="9pt" style:font-style-asian="normal" style:font-weight-asian="bold" style:font-weight-complex="bold"/>
    </style:style>
    <style:style style:name="P60" style:family="paragraph" style:parent-style-name="Standard">
      <style:text-properties fo:color="#3465a4" style:font-name="DejaVu Sans Mono" fo:font-size="9pt" fo:font-style="normal" fo:font-weight="normal" officeooo:rsid="0033d483" officeooo:paragraph-rsid="0033d483" fo:background-color="transparent" style:font-size-asian="9pt" style:font-style-asian="normal" style:font-weight-asian="normal"/>
    </style:style>
    <style:style style:name="P61" style:family="paragraph" style:parent-style-name="Standard">
      <style:text-properties fo:color="#3465a4" style:font-name="DejaVu Sans Mono" fo:font-size="9pt" fo:font-style="normal" fo:font-weight="normal" officeooo:rsid="0034718b" officeooo:paragraph-rsid="0034718b" fo:background-color="transparent" style:font-size-asian="9pt" style:font-style-asian="normal" style:font-weight-asian="normal"/>
    </style:style>
    <style:style style:name="P62" style:family="paragraph" style:parent-style-name="Standard">
      <style:text-properties fo:color="#3465a4" style:font-name="DejaVu Sans Mono" fo:font-size="9pt" fo:font-style="normal" fo:font-weight="normal" officeooo:rsid="00367b97" officeooo:paragraph-rsid="00367b97" fo:background-color="transparent" style:font-size-asian="9pt" style:font-style-asian="normal" style:font-weight-asian="normal"/>
    </style:style>
    <style:style style:name="P63" style:family="paragraph" style:parent-style-name="Standard">
      <style:text-properties fo:color="#3465a4" style:font-name="DejaVu Sans Mono" fo:font-size="9pt" fo:font-style="normal" fo:font-weight="normal" officeooo:rsid="00380330" officeooo:paragraph-rsid="00380330" fo:background-color="transparent" style:font-size-asian="9pt" style:font-style-asian="normal" style:font-weight-asian="normal"/>
    </style:style>
    <style:style style:name="P64" style:family="paragraph" style:parent-style-name="Standard">
      <style:text-properties fo:color="#3465a4" style:font-name="DejaVu Sans Mono" fo:font-size="9pt" fo:font-style="normal" fo:font-weight="normal" officeooo:rsid="003926bb" officeooo:paragraph-rsid="003926bb" fo:background-color="transparent" style:font-size-asian="9pt" style:font-style-asian="normal" style:font-weight-asian="normal"/>
    </style:style>
    <style:style style:name="P65" style:family="paragraph" style:parent-style-name="Standard">
      <style:text-properties fo:color="#3465a4" officeooo:rsid="0027d694" officeooo:paragraph-rsid="0027d694" fo:background-color="#ffffff"/>
    </style:style>
    <style:style style:name="P66" style:family="paragraph" style:parent-style-name="Standard">
      <style:text-properties fo:color="#3465a4" officeooo:rsid="004140f6" officeooo:paragraph-rsid="004140f6"/>
    </style:style>
    <style:style style:name="P67" style:family="paragraph" style:parent-style-name="Standard">
      <style:text-properties fo:color="#000000" style:font-name="DejaVu Sans Mono" fo:font-size="9pt" fo:font-style="normal" fo:font-weight="normal" officeooo:paragraph-rsid="0031f765" style:font-size-asian="9pt" style:font-style-asian="normal" style:font-weight-asian="normal"/>
    </style:style>
    <style:style style:name="P68" style:family="paragraph" style:parent-style-name="Standard">
      <style:text-properties fo:color="#000000" style:font-name="DejaVu Sans Mono" fo:font-size="9pt" fo:font-style="normal" fo:font-weight="normal" officeooo:rsid="003e691b" officeooo:paragraph-rsid="003e691b" style:font-size-asian="9pt" style:font-style-asian="normal" style:font-weight-asian="normal"/>
    </style:style>
    <style:style style:name="P69" style:family="paragraph" style:parent-style-name="Standard">
      <style:text-properties fo:color="#000000" style:font-name="DejaVu Sans Mono" fo:font-size="9pt" fo:font-style="normal" fo:font-weight="normal" officeooo:rsid="0031f765" officeooo:paragraph-rsid="0031f765" fo:background-color="transparent" style:font-size-asian="9pt" style:font-style-asian="normal" style:font-weight-asian="normal"/>
    </style:style>
    <style:style style:name="P70" style:family="paragraph" style:parent-style-name="Standard">
      <style:text-properties fo:color="#000000" style:font-name="DejaVu Sans Mono" fo:font-size="9pt" fo:font-style="normal" fo:font-weight="normal" officeooo:rsid="0031f765" officeooo:paragraph-rsid="0033d483" fo:background-color="transparent" style:font-size-asian="9pt" style:font-style-asian="normal" style:font-weight-asian="normal"/>
    </style:style>
    <style:style style:name="P71" style:family="paragraph" style:parent-style-name="Standard">
      <style:text-properties fo:color="#000000" style:font-name="DejaVu Sans Mono" fo:font-size="9pt" fo:font-style="normal" fo:font-weight="normal" officeooo:rsid="0033d483" officeooo:paragraph-rsid="0033d483" fo:background-color="transparent" style:font-size-asian="9pt" style:font-style-asian="normal" style:font-weight-asian="normal"/>
    </style:style>
    <style:style style:name="P72" style:family="paragraph" style:parent-style-name="Standard">
      <style:text-properties fo:color="#000000" style:font-name="DejaVu Sans Mono" fo:font-size="9pt" fo:font-style="normal" fo:font-weight="normal" officeooo:rsid="00367b97" officeooo:paragraph-rsid="00367b97" fo:background-color="transparent" style:font-size-asian="9pt" style:font-style-asian="normal" style:font-weight-asian="normal" style:font-weight-complex="bold"/>
    </style:style>
    <style:style style:name="P73" style:family="paragraph" style:parent-style-name="Standard">
      <style:text-properties fo:color="#000000" style:font-name="DejaVu Sans Mono" fo:font-size="9pt" fo:font-style="normal" fo:font-weight="normal" officeooo:rsid="0034718b" officeooo:paragraph-rsid="0034718b" fo:background-color="transparent" style:font-size-asian="9pt" style:font-style-asian="normal" style:font-weight-asian="normal"/>
    </style:style>
    <style:style style:name="P74" style:family="paragraph" style:parent-style-name="Standard">
      <style:text-properties fo:color="#000000" style:font-name="DejaVu Sans Mono" fo:font-size="9pt" fo:font-style="normal" fo:font-weight="normal" officeooo:rsid="00367b97" officeooo:paragraph-rsid="00367b97" fo:background-color="transparent" style:font-size-asian="9pt" style:font-style-asian="normal" style:font-weight-asian="normal"/>
    </style:style>
    <style:style style:name="P75" style:family="paragraph" style:parent-style-name="Standard">
      <style:text-properties fo:color="#000000" style:font-name="DejaVu Sans Mono" fo:font-size="9pt" fo:font-style="normal" fo:font-weight="normal" officeooo:rsid="00380330" officeooo:paragraph-rsid="00380330" fo:background-color="transparent" style:font-size-asian="9pt" style:font-style-asian="normal" style:font-weight-asian="normal"/>
    </style:style>
    <style:style style:name="P76" style:family="paragraph" style:parent-style-name="Standard">
      <style:text-properties fo:color="#000000" style:font-name="DejaVu Sans Mono" fo:font-size="9pt" fo:font-style="normal" fo:font-weight="bold" officeooo:rsid="0034718b" officeooo:paragraph-rsid="0034718b" fo:background-color="transparent" style:font-size-asian="9pt" style:font-style-asian="normal" style:font-weight-asian="bold" style:font-weight-complex="bold"/>
    </style:style>
    <style:style style:name="P77" style:family="paragraph" style:parent-style-name="Standard">
      <style:text-properties fo:color="#c9211e" style:font-name="DejaVu Sans Mono" fo:font-size="9pt" fo:font-style="normal" fo:font-weight="normal" officeooo:rsid="003e691b" officeooo:paragraph-rsid="003e691b" style:font-size-asian="9pt" style:font-style-asian="normal" style:font-weight-asian="normal"/>
    </style:style>
    <style:style style:name="P78" style:family="paragraph" style:parent-style-name="Standard">
      <style:text-properties officeooo:rsid="003e691b" officeooo:paragraph-rsid="003e691b"/>
    </style:style>
    <style:style style:name="P79" style:family="paragraph" style:parent-style-name="Standard">
      <style:text-properties officeooo:rsid="004140f6" officeooo:paragraph-rsid="004140f6"/>
    </style:style>
    <style:style style:name="P80" style:family="paragraph" style:parent-style-name="Standard">
      <style:text-properties fo:font-weight="bold" officeooo:rsid="004140f6" officeooo:paragraph-rsid="004140f6" style:font-weight-asian="bold" style:font-weight-complex="bold"/>
    </style:style>
    <style:style style:name="P81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3e691b" officeooo:paragraph-rsid="003e691b"/>
    </style:style>
    <style:style style:name="T1" style:family="text">
      <style:text-properties officeooo:rsid="00216796"/>
    </style:style>
    <style:style style:name="T2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6a8759" style:font-name="DejaVu Sans Mono" fo:font-size="9pt" fo:font-style="normal" fo:font-weight="bold" style:font-size-asian="9pt" style:font-style-asian="normal" style:font-weight-asian="bold" style:font-weight-complex="bold"/>
    </style:style>
    <style:style style:name="T7" style:family="text">
      <style:text-properties style:font-name="DejaVu Sans Mono" fo:font-size="9pt" fo:font-weight="normal" style:font-size-asian="9pt" style:font-weight-asian="normal"/>
    </style:style>
    <style:style style:name="T8" style:family="text">
      <style:text-properties style:font-name="DejaVu Sans Mono" fo:font-size="9pt" fo:font-weight="normal" officeooo:rsid="0027d694" style:font-size-asian="9pt" style:font-weight-asian="normal"/>
    </style:style>
    <style:style style:name="T9" style:family="text">
      <style:text-properties style:font-name="DejaVu Sans Mono" fo:font-size="9pt" fo:font-style="normal" officeooo:rsid="0027d694" style:font-size-asian="9pt" style:font-style-asian="normal"/>
    </style:style>
    <style:style style:name="T10" style:family="text">
      <style:text-properties style:font-name="DejaVu Sans Mono" fo:font-size="9pt" fo:font-style="normal" officeooo:rsid="0027f74a" style:font-size-asian="9pt" style:font-style-asian="normal"/>
    </style:style>
    <style:style style:name="T11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12" style:family="text">
      <style:text-properties style:font-name="DejaVu Sans Mono" fo:font-size="9pt" fo:font-style="normal" fo:font-weight="normal" officeooo:rsid="00390ed3" style:font-size-asian="9pt" style:font-style-asian="normal" style:font-weight-asian="normal"/>
    </style:style>
    <style:style style:name="T13" style:family="text">
      <style:text-properties fo:color="#f10d0c"/>
    </style:style>
    <style:style style:name="T14" style:family="text">
      <style:text-properties fo:color="#f10d0c" style:font-name="DejaVu Sa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f10d0c" style:font-name="DejaVu Sans Mono" fo:font-size="9pt" fo:font-style="normal" fo:font-weight="normal" fo:background-color="transparent" loext:char-shading-value="0" style:font-size-asian="9pt" style:font-style-asian="normal" style:font-weight-asian="normal"/>
    </style:style>
    <style:style style:name="T16" style:family="text">
      <style:text-properties fo:color="#f10d0c" style:font-name="DejaVu Sans Mono" fo:font-size="9pt" fo:font-style="normal" fo:font-weight="normal" officeooo:rsid="00243e28" fo:background-color="transparent" loext:char-shading-value="0" style:font-size-asian="9pt" style:font-style-asian="normal" style:font-weight-asian="normal"/>
    </style:style>
    <style:style style:name="T17" style:family="text">
      <style:text-properties fo:color="#f10d0c" style:font-name="DejaVu Sans Mono" fo:font-size="9pt" fo:font-style="normal" fo:font-weight="normal" officeooo:rsid="0027d694" fo:background-color="transparent" loext:char-shading-value="0" style:font-size-asian="9pt" style:font-style-asian="normal" style:font-weight-asian="normal"/>
    </style:style>
    <style:style style:name="T18" style:family="text">
      <style:text-properties fo:color="#f10d0c" style:font-name="DejaVu Sans Mono" fo:font-size="9pt" fo:font-style="normal" fo:font-weight="bold" style:font-size-asian="9pt" style:font-style-asian="normal" style:font-weight-asian="bold" style:font-weight-complex="bold"/>
    </style:style>
    <style:style style:name="T19" style:family="text">
      <style:text-properties fo:color="#f10d0c" fo:background-color="transparent" loext:char-shading-value="0"/>
    </style:style>
    <style:style style:name="T20" style:family="text">
      <style:text-properties fo:color="#f10d0c" officeooo:rsid="00243e28" fo:background-color="transparent" loext:char-shading-value="0"/>
    </style:style>
    <style:style style:name="T21" style:family="text">
      <style:text-properties fo:color="#000000"/>
    </style:style>
    <style:style style:name="T22" style:family="text">
      <style:text-properties fo:color="#000000" fo:font-weight="bold" officeooo:rsid="0027f74a" style:font-weight-asian="bold" style:font-weight-complex="bold"/>
    </style:style>
    <style:style style:name="T23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24" style:family="text">
      <style:text-properties officeooo:rsid="002b838d"/>
    </style:style>
    <style:style style:name="T25" style:family="text">
      <style:text-properties officeooo:rsid="002e6b2c"/>
    </style:style>
    <style:style style:name="T26" style:family="text">
      <style:text-properties fo:color="#3465a4" style:font-name="DejaVu Sans Mono" fo:font-size="9pt" fo:font-style="normal" fo:font-weight="normal" style:font-size-asian="9pt" style:font-style-asian="normal" style:font-weight-asian="normal"/>
    </style:style>
    <style:style style:name="T27" style:family="text">
      <style:text-properties fo:color="#3465a4" style:font-name="DejaVu Sans Mono" fo:font-size="9pt" fo:font-style="normal" fo:font-weight="normal" officeooo:rsid="00390ed3" style:font-size-asian="9pt" style:font-style-asian="normal" style:font-weight-asian="normal"/>
    </style:style>
    <style:style style:name="T28" style:family="text">
      <style:text-properties fo:color="#3465a4" style:font-name="DejaVu Sans Mono" fo:font-size="9pt" fo:font-style="normal" fo:font-weight="normal" officeooo:rsid="003926bb" style:font-size-asian="9pt" style:font-style-asian="normal" style:font-weight-asian="normal"/>
    </style:style>
    <style:style style:name="T29" style:family="text">
      <style:text-properties officeooo:rsid="003c6f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agatha</text:p>
      <text:p text:style-name="P50">kollam123</text:p>
      <text:p text:style-name="P49"/>
      <text:p text:style-name="P4">Git Commands</text:p>
      <text:p text:style-name="P5">git config --global user.name "Anand"</text:p>
      <text:p text:style-name="P5">git config --global user.email "ajkadakkal@gmail.com"</text:p>
      <text:p text:style-name="P5">git config --global core.editor "nano"</text:p>
      <text:p text:style-name="P5">git config --global color.ui true</text:p>
      <text:p text:style-name="P5">git config --list</text:p>
      <text:p text:style-name="P3"/>
      <text:p text:style-name="P9">nano .gitignore</text:p>
      <text:p text:style-name="P3"/>
      <text:p text:style-name="P6">git init</text:p>
      <text:p text:style-name="P7">git add .</text:p>
      <text:p text:style-name="P7">git commit -m "Initial Commit"</text:p>
      <text:p text:style-name="P7">git status</text:p>
      <text:p text:style-name="P7"/>
      <text:p text:style-name="P7">//<text:span text:style-name="T1">remove remote</text:span></text:p>
      <text:p text:style-name="P21">git remote rm origin</text:p>
      <text:p text:style-name="P8"/>
      <text:p text:style-name="P7">git remote add origin <text:a xlink:type="simple" xlink:href="https://github.com/aj2460/blog-tut.git" text:style-name="Internet_20_link" text:visited-style-name="Visited_20_Internet_20_Link">https://github.com/aj2460/blog-tut.git</text:a></text:p>
      <text:p text:style-name="P7">git push -u origin master</text:p>
      <text:p text:style-name="P3"/>
      <text:p text:style-name="P3">Blog - <text:s/>Tutorial</text:p>
      <text:p text:style-name="P1"/>
      <text:p text:style-name="P1">Start a new Project on PyCharm (Blog<text:span text:style-name="T1">Project</text:span>)</text:p>
      <text:p text:style-name="P1"/>
      <text:p text:style-name="P1">In pycharm terminal type-</text:p>
      <text:p text:style-name="P10">pip install django</text:p>
      <text:p text:style-name="P1"/>
      <text:p text:style-name="P1">Create a django project <text:span text:style-name="T1">called blogApp</text:span></text:p>
      <text:p text:style-name="P10">django-admin startproject blog<text:span text:style-name="T1">App</text:span></text:p>
      <text:p text:style-name="P10"/>
      <text:p text:style-name="P23">Run server</text:p>
      <text:p text:style-name="P11">python manage.py runserver</text:p>
      <text:p text:style-name="P10"/>
      <text:p text:style-name="P23">create a App called blog</text:p>
      <text:p text:style-name="P28">python manage.py startapp blog</text:p>
      <text:p text:style-name="P28"/>
      <text:p text:style-name="P28"/>
      <text:p text:style-name="P31">Edit the views.py in blog app folder</text:p>
      <text:p text:style-name="P42"><text:span text:style-name="T7">from django.shortcuts import render</text:span><text:line-break/><text:span text:style-name="T7">from django.http import HttpResponse</text:span><text:line-break/><text:line-break/><text:span text:style-name="T7">def home(request):</text:span><text:line-break/><text:span text:style-name="T7"> <text:s text:c="3"/>return HttpResponse('&lt;h1&gt; Blog Home &lt;/h1&gt;')</text:span></text:p>
      <text:p text:style-name="P48"/>
      <text:p text:style-name="P48"/>
      <text:p text:style-name="P48"/>
      <text:p text:style-name="P34">Add a new file called urls.py in blog directory</text:p>
      <text:p text:style-name="P32"><text:span text:style-name="T15">from django.urls import path</text:span><text:span text:style-name="T19"><text:line-break/></text:span><text:span text:style-name="T15">from . import views</text:span><text:span text:style-name="T19"><text:line-break/><text:line-break/></text:span><text:span text:style-name="T15">urlpatterns = [</text:span><text:span text:style-name="T19"><text:line-break/></text:span><text:soft-page-break/><text:span text:style-name="T15"> <text:s text:c="3"/>path('', views.home, name='blog-home'),</text:span><text:line-break/><text:span text:style-name="T15">]</text:span></text:p>
      <text:p text:style-name="P32"/>
      <text:p text:style-name="P29">Edit the main urls.py in blogApp</text:p>
      <text:p text:style-name="P29"><text:span text:style-name="T14">from django.contrib import admin</text:span><text:span text:style-name="T13"><text:line-break/></text:span><text:span text:style-name="T14">from django.urls import path, </text:span><text:span text:style-name="T18">include</text:span><text:span text:style-name="T13"><text:line-break/><text:line-break/></text:span><text:span text:style-name="T14">urlpatterns = [</text:span><text:span text:style-name="T13"><text:line-break/></text:span><text:span text:style-name="T14"> <text:s text:c="3"/>path('admin/', admin.site.urls),</text:span><text:span text:style-name="T13"><text:line-break/></text:span><text:span text:style-name="T14"> <text:s text:c="3"/>path('blog/', include(blog.urls)),</text:span></text:p>
      <text:p text:style-name="P45">]</text:p>
      <text:p text:style-name="P47"/>
      <text:p text:style-name="P24"><text:span text:style-name="T9">Add About page – </text:span><text:span text:style-name="T10">only need to edit views.py and urls.py in blog app</text:span></text:p>
      <text:p text:style-name="P30"/>
      <text:p text:style-name="P25">Add another funcion in views.py file </text:p>
      <text:p text:style-name="P43"><text:span text:style-name="T7">def </text:span><text:span text:style-name="T8">about</text:span><text:span text:style-name="T7">(request):</text:span><text:line-break/><text:span text:style-name="T7"> <text:s text:c="3"/>return HttpResponse('&lt;h1&gt; Blog </text:span><text:span text:style-name="T8">About</text:span><text:span text:style-name="T7"> &lt;/h1&gt;')</text:span></text:p>
      <text:p text:style-name="P30"/>
      <text:p text:style-name="P30"><text:span text:style-name="T22">urls.py</text:span><text:line-break/><text:span text:style-name="T16">urlpatterns = [</text:span><text:span text:style-name="T20"><text:line-break/></text:span><text:span text:style-name="T16"> <text:s text:c="3"/>path('', views.home, name='blog-home'),</text:span></text:p>
      <text:p text:style-name="P30"><text:span text:style-name="T16"><text:s text:c="4"/>path('</text:span><text:span text:style-name="T17">about</text:span><text:span text:style-name="T16">', views.</text:span><text:span text:style-name="T17">about</text:span><text:span text:style-name="T16">, name='blog-</text:span><text:span text:style-name="T17">about</text:span><text:span text:style-name="T16">'),</text:span></text:p>
      <text:p text:style-name="P46">]</text:p>
      <text:p text:style-name="P35">-------------------------------------------------------------------------</text:p>
      <text:p text:style-name="P41">Video 3</text:p>
      <text:p text:style-name="P36">Templates</text:p>
      <text:p text:style-name="P36"/>
      <text:p text:style-name="P36">Add a new dir under blog app names templates the add another directory with the same name as the app.. here it is blog</text:p>
      <text:p text:style-name="P36">blog -&gt; templates -&gt;blog</text:p>
      <text:p text:style-name="P36"/>
      <text:p text:style-name="P37">Create two html files with basic html</text:p>
      <text:p text:style-name="P37"><text:tab/>home.html</text:p>
      <text:p text:style-name="P37"><text:tab/>about.html</text:p>
      <text:p text:style-name="P37"/>
      <text:p text:style-name="P37">Add blog App the the list of installed app in blogApp so that django knows to look for a template directory <text:span text:style-name="T24">and databases</text:span></text:p>
      <text:p text:style-name="P36"/>
      <text:p text:style-name="P37">from the apps.py in blog apps.py copy the class name BlogConfig and add it to settings.py in Installed Apps list</text:p>
      <text:p text:style-name="P12"/>
      <text:p text:style-name="P59">'blog.apps.BlogConfig',</text:p>
      <text:p text:style-name="P12"><text:span text:style-name="T11">'django.contrib.admin',</text:span><text:line-break/><text:span text:style-name="T11">'django.contrib.auth',</text:span><text:line-break/><text:span text:style-name="T11">'django.contrib.contenttypes',</text:span></text:p>
      <text:p text:style-name="P20">***</text:p>
      <text:p text:style-name="P20"/>
      <text:p text:style-name="P37"/>
      <text:p text:style-name="P38">edit the views.py <text:s/>file to return the template</text:p>
      <text:p text:style-name="P44"><text:span text:style-name="T11">def home(request):</text:span><text:line-break/><text:span text:style-name="T11"> <text:s text:c="3"/>return render(request,'blog/home.html')</text:span></text:p>
      <text:p text:style-name="P13"/>
      <text:p text:style-name="P13"/>
      <text:p text:style-name="P13"/>
      <text:p text:style-name="P14">python manage.py makemigration<text:span text:style-name="T25">s</text:span></text:p>
      <text:p text:style-name="P14">python manage.py migrate</text:p>
      <text:p text:style-name="P13"/>
      <text:p text:style-name="P26">create superuser</text:p>
      <text:p text:style-name="P14"><text:soft-page-break/>python manage.py createsuperuser</text:p>
      <text:p text:style-name="P14"/>
      <text:p text:style-name="P38"/>
      <text:p text:style-name="P58"/>
      <text:p text:style-name="P33"/>
      <text:p text:style-name="P39">Models</text:p>
      <text:p text:style-name="P54"><text:span text:style-name="T2">from </text:span><text:span text:style-name="T4">django.db </text:span><text:span text:style-name="T2">import </text:span><text:span text:style-name="T4">models</text:span><text:line-break/><text:span text:style-name="T23">from django.utils import timezone</text:span><text:span text:style-name="T21"><text:line-break/></text:span><text:span text:style-name="T23">from django.contrib.auth.models import <text:s/>User</text:span><text:span text:style-name="T21"><text:line-break/><text:line-break/><text:line-break/></text:span><text:span text:style-name="T23">class Post(models.Model0001):</text:span><text:span text:style-name="T21"><text:line-break/></text:span><text:span text:style-name="T23"> <text:s text:c="3"/>title=models.CharField(max_length=100)</text:span><text:span text:style-name="T21"><text:line-break/></text:span><text:span text:style-name="T23"> <text:s text:c="3"/>content=models.TextField()</text:span><text:span text:style-name="T21"><text:line-break/></text:span><text:span text:style-name="T23"> <text:s text:c="3"/>date_posted=models.DateTimeField(default=timezone.now)</text:span><text:span text:style-name="T21"><text:line-break/></text:span><text:span text:style-name="T23"> <text:s text:c="3"/>author=models.ForeignKey(User,on_delete=models.CASCADE)</text:span></text:p>
      <text:p text:style-name="P67"/>
      <text:p text:style-name="P27"><text:span text:style-name="T11"><text:tab/>def __str__(self):</text:span><text:line-break/><text:span text:style-name="T11"> <text:s text:c="3"/><text:tab/><text:tab/>return self.title</text:span></text:p>
      <text:p text:style-name="P54"/>
      <text:p text:style-name="P67"/>
      <text:p text:style-name="P69"/>
      <text:p text:style-name="P69"/>
      <text:p text:style-name="P51"><text:span text:style-name="T23">date_posted=models.DateTimeField(auto_now=True) # for field that gets updated everytime like ‘last updated’</text:span></text:p>
      <text:p text:style-name="P52"><text:span text:style-name="T23">date_posted=models.DateTimeField(auto_now_add=True) # time when added</text:span></text:p>
      <text:p text:style-name="P70"/>
      <text:p text:style-name="P70"/>
      <text:p text:style-name="P60">python manage.py makemigrations</text:p>
      <text:p text:style-name="P71"/>
      <text:p text:style-name="P71">to view the SQL code of the migrations without actually running migrations</text:p>
      <text:p text:style-name="P71">python manage.py sqlmigrate &lt;app name&gt; &lt;migration no&gt;</text:p>
      <text:p text:style-name="P71"/>
      <text:p text:style-name="P60">python manage.py sqlmigrate blog 0001</text:p>
      <text:p text:style-name="P70"><text:s/></text:p>
      <text:p text:style-name="P69"/>
      <text:p text:style-name="P76">Django shell</text:p>
      <text:p text:style-name="P72">* be in folder containing manage.py</text:p>
      <text:p text:style-name="P61">python manage.py shell</text:p>
      <text:p text:style-name="P73"/>
      <text:p text:style-name="P74"/>
      <text:p text:style-name="P74"/>
      <text:p text:style-name="P62">&gt;&gt;&gt; from blog.models import Post</text:p>
      <text:p text:style-name="P62">&gt;&gt;&gt; from django.contrib.auth.models import User</text:p>
      <text:p text:style-name="P74"/>
      <text:p text:style-name="P74"/>
      <text:p text:style-name="P74">List all user</text:p>
      <text:p text:style-name="P62">&gt;&gt;&gt; User.objects.all()</text:p>
      <text:p text:style-name="P62"/>
      <text:p text:style-name="P75">get first user</text:p>
      <text:p text:style-name="P63">&gt;&gt;&gt; User.objects.first()</text:p>
      <text:p text:style-name="P63"/>
      <text:p text:style-name="P63"/>
      <text:p text:style-name="P15"><text:span text:style-name="T11"><text:s/></text:span><text:span text:style-name="T12">&gt;&gt;&gt; </text:span><text:span text:style-name="T11">User.objects.filter(username='anand')</text:span></text:p>
      <text:p text:style-name="P53"><text:span text:style-name="T26"><text:s/></text:span><text:span text:style-name="T27">&gt;&gt;&gt; </text:span><text:span text:style-name="T26">User.objects.filter(username='anand').first()</text:span><text:line-break/><text:span text:style-name="T26"> </text:span><text:span text:style-name="T27">&gt;&gt;&gt; </text:span><text:span text:style-name="T28">user = </text:span><text:span text:style-name="T26">User.objects.filter(username='anand').first()</text:span></text:p>
      <text:p text:style-name="P64">&gt;&gt;&gt; user.id # prit user id</text:p>
      <text:p text:style-name="P64">&gt;&gt;&gt;.user.pk # print user primary key same as id</text:p>
      <text:p text:style-name="P39"/>
      <text:p text:style-name="P40">we can also get user by id</text:p>
      <text:p text:style-name="P16">user=User.objects.get(id=1)</text:p>
      <text:p text:style-name="P33"/>
      <text:p text:style-name="P65">post_1 = Post(title='Blog 1', content='First post content!', author=user)</text:p>
      <text:p text:style-name="P17">Post.objects.all()</text:p>
      <text:p text:style-name="P29"><text:soft-page-break/>post_1.save()</text:p>
      <text:p text:style-name="P18">Post.objects.all()</text:p>
      <text:p text:style-name="P18"/>
      <text:p text:style-name="P19">#exit() to exit shell</text:p>
      <text:p text:style-name="P19"/>
      <text:p text:style-name="P19"/>
      <text:p text:style-name="P18"><text:span text:style-name="T29">#&gt;&gt;&gt; </text:span>user=User.objects.filter(username='anand').first()</text:p>
      <text:p text:style-name="P2">&gt;&gt;&gt; post_2=Post(title='Blog 2',content='Seceond Blog content!',author_id=user.id)</text:p>
      <text:p text:style-name="P55">&gt;&gt;&gt; post_2.save()</text:p>
      <text:p text:style-name="P55"/>
      <text:p text:style-name="P55">&gt;&gt;&gt; post=Post.objects.first()</text:p>
      <text:p text:style-name="P55">&gt;&gt;&gt; post.title</text:p>
      <text:p text:style-name="P55">'Blog 1'</text:p>
      <text:p text:style-name="P55">&gt;&gt;&gt; post.date_posted</text:p>
      <text:p text:style-name="P55">datetime.datetime(2019, 3, 2, 15, 0, 47, 36690, tzinfo=&lt;UTC&gt;)</text:p>
      <text:p text:style-name="P55">&gt;&gt;&gt; </text:p>
      <text:p text:style-name="P55"/>
      <text:p text:style-name="P55"/>
      <text:p text:style-name="P56">List all post of a user</text:p>
      <text:p text:style-name="P56">&gt;&gt;&gt; user.post_set.all()</text:p>
      <text:p text:style-name="P56">&lt;QuerySet [&lt;Post: Blog 1&gt;, &lt;Post: Blog 2&gt;]&gt;</text:p>
      <text:p text:style-name="P56"/>
      <text:p text:style-name="P56">another method using post_set</text:p>
      <text:p text:style-name="P56">&gt;&gt;&gt; user.post_set.create(title='Blog 3',content='Third post content!')</text:p>
      <text:p text:style-name="P56"/>
      <text:p text:style-name="P56"/>
      <text:p text:style-name="P57">on views.py use the database for the post</text:p>
      <text:p text:style-name="P22"><text:span text:style-name="T11">def home(request):</text:span><text:line-break/><text:span text:style-name="T11"> <text:s text:c="3"/>context={</text:span><text:line-break/><text:span text:style-name="T11"> <text:s text:c="7"/>'posts':Post.objects.all()</text:span><text:line-break/><text:span text:style-name="T11"> <text:s text:c="3"/>}</text:span><text:line-break/><text:span text:style-name="T11"> <text:s text:c="3"/>return render(request,'blog/home.html',context)</text:span></text:p>
      <text:p text:style-name="P77"/>
      <text:p text:style-name="P77"/>
      <text:p text:style-name="P68">Register our model on admin site</text:p>
      <text:p text:style-name="P68">Enter the following on admin.py on our blog app</text:p>
      <text:p text:style-name="P22"><text:span text:style-name="T11">from django.contrib import admin</text:span><text:line-break/><text:span text:style-name="T11">from .models import Post</text:span><text:line-break/><text:line-break/><text:span text:style-name="T11"># Register your models here.</text:span><text:line-break/><text:span text:style-name="T11">admin.site.register(Post)</text:span></text:p>
      <text:p text:style-name="P77"/>
      <text:p text:style-name="P77"/>
      <text:p text:style-name="P81"/>
      <text:p text:style-name="P57"/>
      <text:p text:style-name="P80">Users App</text:p>
      <text:p text:style-name="P79"/>
      <text:p text:style-name="P79"/>
      <text:p text:style-name="P66">python manage.py startapp users</text:p>
      <text:p text:style-name="P79"/>
      <text:p text:style-name="P79">add it to settings.py</text:p>
      <text:p text:style-name="P79"><text:span text:style-name="T5">'blog.apps.BlogConfig'</text:span><text:span text:style-name="T2">,</text:span><text:line-break/><text:span text:style-name="T6">'users.apps.UsersConfig,'</text:span><text:line-break/><text:span text:style-name="T5">'django.contrib.admin'</text:span><text:span text:style-name="T2">,</text:span></text:p>
      <text:p text:style-name="P79">.</text:p>
      <text:p text:style-name="P79">.</text:p>
      <text:p text:style-name="P79"><text:soft-page-break/></text:p>
      <text:p text:style-name="P79"/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0:45:24.970092844</meta:creation-date>
    <dc:date>2019-03-03T12:16:05.758886549</dc:date>
    <meta:editing-duration>PT4H11M36S</meta:editing-duration>
    <meta:editing-cycles>25</meta:editing-cycles>
    <meta:generator>LibreOffice/6.1.4.2$Linux_X86_64 LibreOffice_project/10$Build-2</meta:generator>
    <meta:document-statistic meta:table-count="0" meta:image-count="0" meta:object-count="0" meta:page-count="5" meta:paragraph-count="114" meta:word-count="572" meta:character-count="4681" meta:non-whitespace-character-count="4134"/>
  </office:meta>
</office:document-meta>
</file>